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var(--jp-content-font-family)" svg:font-family="var(--jp-content-font-family)" style:font-family-generic="roman"/>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top="0.0694in" fo:margin-bottom="0.0694in" fo:line-height="100%"/>
      <style:text-properties style:font-name="var(--jp-content-font-family)" style:font-name-asian="Times New Roman" style:font-name-complex="Segoe UI" fo:font-weight="bold" style:font-weight-asian="bold" style:font-weight-complex="bold" fo:color="#000000" style:letter-kerning="true" fo:font-size="24pt" style:font-size-asian="24pt" style:font-size-complex="24pt" style:language-asian="en" style:country-asian="GB"/>
    </style:style>
    <style:style style:name="P2" style:parent-style-name="Normal" style:family="paragraph">
      <style:paragraph-properties fo:margin-top="0.0694in" fo:margin-bottom="0.0694in" fo:line-height="100%"/>
      <style:text-properties style:font-name="var(--jp-content-font-family)" style:font-name-asian="Times New Roman" style:font-name-complex="Segoe UI" fo:font-weight="bold" style:font-weight-asian="bold" style:font-weight-complex="bold" fo:color="#000000" fo:font-size="18pt" style:font-size-asian="18pt" style:font-size-complex="18pt" style:language-asian="en" style:country-asian="GB"/>
    </style:style>
    <style:style style:name="P3" style:parent-style-name="Normal" style:family="paragraph">
      <style:paragraph-properties fo:margin-bottom="0.1666in" fo:line-height="100%"/>
      <style:text-properties style:font-name="var(--jp-content-font-family)" style:font-name-asian="Times New Roman" style:font-name-complex="Segoe UI" fo:color="#000000" fo:font-size="10.5pt" style:font-size-asian="10.5pt" style:font-size-complex="10.5pt" style:language-asian="en" style:country-asian="GB"/>
    </style:style>
    <style:style style:name="P4" style:parent-style-name="Normal" style:family="paragraph">
      <style:paragraph-properties fo:margin-bottom="0.1666in" fo:line-height="100%"/>
      <style:text-properties style:font-name="var(--jp-content-font-family)" style:font-name-asian="Times New Roman" style:font-name-complex="Segoe UI" fo:color="#000000" fo:font-size="10.5pt" style:font-size-asian="10.5pt" style:font-size-complex="10.5pt" style:language-asian="en" style:country-asian="GB"/>
    </style:style>
    <style:style style:name="P5" style:parent-style-name="Normal" style:family="paragraph">
      <style:paragraph-properties fo:margin-bottom="0.0833in" fo:line-height="100%"/>
      <style:text-properties style:font-name="var(--jp-content-font-family)" style:font-name-asian="Times New Roman" style:font-name-complex="Segoe UI" fo:color="#000000" fo:font-size="10.5pt" style:font-size-asian="10.5pt" style:font-size-complex="10.5pt" style:language-asian="en" style:country-asian="GB"/>
    </style:style>
    <style:style style:name="P6" style:parent-style-name="Normal" style:family="paragraph">
      <style:paragraph-properties fo:margin-top="0.0694in" fo:margin-bottom="0.0694in" fo:line-height="100%"/>
      <style:text-properties style:font-name="var(--jp-content-font-family)" style:font-name-asian="Times New Roman" style:font-name-complex="Segoe UI" fo:font-weight="bold" style:font-weight-asian="bold" style:font-weight-complex="bold" fo:color="#000000" fo:font-size="18pt" style:font-size-asian="18pt" style:font-size-complex="18pt" style:language-asian="en" style:country-asian="GB"/>
    </style:style>
    <style:style style:name="P7" style:parent-style-name="Normal" style:family="paragraph">
      <style:paragraph-properties fo:margin-bottom="0.0833in" fo:line-height="100%"/>
    </style:style>
    <style:style style:name="T8"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9"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10"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11"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12"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13"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14"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15"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16"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17"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18"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19"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P20" style:parent-style-name="Normal" style:family="paragraph">
      <style:paragraph-properties fo:margin-bottom="0.0833in" fo:line-height="100%"/>
      <style:text-properties style:font-name="var(--jp-content-font-family)" style:font-name-asian="Times New Roman" style:font-name-complex="Segoe UI" fo:color="#000000" fo:font-size="10.5pt" style:font-size-asian="10.5pt" style:font-size-complex="10.5pt" style:language-asian="en" style:country-asian="GB"/>
    </style:style>
    <style:style style:name="P21" style:parent-style-name="Normal" style:family="paragraph">
      <style:paragraph-properties fo:margin-bottom="0.0833in" fo:line-height="100%"/>
    </style:style>
    <style:style style:name="T22"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23"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office:automatic-styles>
  <office:body>
    <office:text text:use-soft-page-breaks="true">
      <text:h text:style-name="P1" text:outline-level="1">Finding the best location for a vegan restaurant in<text:s/>Los Angeles</text:h>
      <text:h text:style-name="P2" text:outline-level="2">Introduction/Business Problem</text:h>
      <text:p text:style-name="P3">A vegan diet is being adopted by more and more people in the USA, and the demand for vegan restaurants is<text:s/>correspondingly increasing.<text:s/>This is particularly true in large multicultural cities such as<text:s/>Los Angeles. Hence, this capstone project is tailored to stakeholders who are interested in opening a vegan restaurant<text:s/>in<text:s/>Los Angeles.</text:p>
      <text:p text:style-name="P4">We ask the following relevant questions: Which<text:s/>Los Angeles<text:s/>neighborhood<text:s/>is most<text:s/>promising to open a successful vegan restaurant in? What types of cuisines<text:s/>should our restaurant provide?<text:s/>It is furthermore of interest how the demand for vegan restaurants and specific types of cuisines has changed over the past years, as this might influence our choice of location (we do not want to choose a popular location for vegans only to discover that the area had already been saturated with vegan options).<text:s/></text:p>
      <text:p text:style-name="P5">This project will be of interest to stakeholders who want to open a vegan restaurant in<text:s/>Los Angeles. It might also be interesting for vegans who want to know about the distribution of vegan<text:s/>restaurants and their<text:s/>cuisines in<text:s/>Los Angeles.<text:s/></text:p>
      <text:h text:style-name="P6" text:outline-level="2">Data sources</text:h>
      <text:p text:style-name="P7"><text:span text:style-name="T8">Using the Foursquare API (</text:span><text:a xlink:href="https://developer.foursquare.com/places" office:target-frame-name="_top" xlink:show="replace"><text:span text:style-name="Hyperlink">https://developer.foursquare.com/places</text:span></text:a><text:span text:style-name="T9">) we can retri</text:span><text:span text:style-name="T10">eve current and historical information about restaurants in<text:s/></text:span><text:span text:style-name="T11">Los Angeles</text:span><text:span text:style-name="T12">, including location, neighbourhood characteristics, rating, and type of cuisine. To map out districts in<text:s/></text:span><text:span text:style-name="T13">Los Angeles</text:span><text:span text:style-name="T14"><text:s/>we can scrape borough names<text:s/></text:span><text:span text:style-name="T15">from<text:s/></text:span><text:span text:style-name="T16">Wikipedia</text:span><text:span text:style-name="T17"><text:s/>and use the geocoder python package to find corresponding geospatial coordinates</text:span><text:span text:style-name="T18">.<text:s/></text:span><text:span text:style-name="T19">Using these coordinates we can search on foursquare to find surrounding venues, including vegan restaurants.<text:s/></text:span></text:p>
      <text:p text:style-name="P20">For example, we can search for<text:s/>venues in<text:s/>Hollywood<text:s/>in<text:s/>Los Angeles<text:s/>using the explore function<text:s/>and find the surrounding venues and their characteristics.<text:s/>We can do this for each year over the past 10 years to see how the neighbourhood changed and how many more vegan restaurants emerged. The characteristics of boroughs (i.e. the groups of venues) are relevant to classify a borough as vegan friendly or not, simply based on the total number of vegan restaurants in that area. Similarly, it will be of interest to know what borough characteristics preceded a surge new in vegan restaurants at some point in the past years.<text:s/></text:p>
      <text:p text:style-name="P21"><text:span text:style-name="T22">Following this it will be interesting to ask what types of vegan cuisines are successful</text:span><text:span text:style-name="T23"><text:s/>according to user ratings and tipps available on foursquare.<text: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var(--jp-content-font-family)" svg:font-family="var(--jp-content-font-family)"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en" style:country-asian="GB"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effen Buergers</meta:initial-creator>
    <dc:creator>Steffen Buergers</dc:creator>
    <meta:creation-date>2019-12-17T15:37:00Z</meta:creation-date>
    <dc:date>2019-12-17T15:44:00Z</dc:date>
    <meta:print-date>2019-12-17T15:41:00Z</meta:print-date>
    <meta:template xlink:href="Normal" xlink:type="simple"/>
    <meta:editing-cycles>7</meta:editing-cycles>
    <meta:editing-duration>PT480S</meta:editing-duration>
    <meta:document-statistic meta:page-count="1" meta:paragraph-count="5" meta:word-count="374" meta:character-count="2507" meta:row-count="17" meta:non-whitespace-character-count="2138"/>
  </office:meta>
</office:document-meta>
</file>